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e13" officeooo:paragraph-rsid="0018fe13"/>
    </style:style>
    <style:style style:name="P2" style:family="paragraph" style:parent-style-name="Standard">
      <style:text-properties officeooo:rsid="0019d271" officeooo:paragraph-rsid="0019d271"/>
    </style:style>
    <style:style style:name="P3" style:family="paragraph" style:parent-style-name="Standard">
      <style:text-properties officeooo:rsid="0019d271" officeooo:paragraph-rsid="001cebaa"/>
    </style:style>
    <style:style style:name="P4" style:family="paragraph" style:parent-style-name="Standard">
      <style:text-properties officeooo:rsid="0019d271" officeooo:paragraph-rsid="001deb70"/>
    </style:style>
    <style:style style:name="P5" style:family="paragraph" style:parent-style-name="Standard">
      <style:text-properties officeooo:rsid="001aaaa5" officeooo:paragraph-rsid="001cebaa"/>
    </style:style>
    <style:style style:name="T1" style:family="text">
      <style:text-properties officeooo:rsid="0019d271"/>
    </style:style>
    <style:style style:name="T2" style:family="text">
      <style:text-properties officeooo:rsid="001a4a38"/>
    </style:style>
    <style:style style:name="T3" style:family="text">
      <style:text-properties officeooo:rsid="001acfa4"/>
    </style:style>
    <style:style style:name="T4" style:family="text">
      <style:text-properties officeooo:rsid="001cb87e"/>
    </style:style>
    <style:style style:name="T5" style:family="text">
      <style:text-properties fo:font-weight="bold" officeooo:rsid="001acfa4" style:font-weight-asian="bold" style:font-weight-complex="bold"/>
    </style:style>
    <style:style style:name="T6" style:family="text">
      <style:text-properties fo:font-weight="bold" officeooo:rsid="001cb87e" style:font-weight-asian="bold" style:font-weight-complex="bold"/>
    </style:style>
    <style:style style:name="T7" style:family="text">
      <style:text-properties fo:font-weight="bold" officeooo:rsid="001cc802" style:font-weight-asian="bold" style:font-weight-complex="bold"/>
    </style:style>
    <style:style style:name="T8" style:family="text">
      <style:text-properties fo:font-weight="bold" officeooo:rsid="001cebaa" style:font-weight-asian="bold" style:font-weight-complex="bold"/>
    </style:style>
    <style:style style:name="T9" style:family="text">
      <style:text-properties fo:font-weight="bold" officeooo:rsid="001deb70" style:font-weight-asian="bold" style:font-weight-complex="bold"/>
    </style:style>
    <style:style style:name="T10" style:family="text">
      <style:text-properties officeooo:rsid="001cebaa"/>
    </style:style>
    <style:style style:name="T11" style:family="text">
      <style:text-properties fo:font-weight="normal" officeooo:rsid="001deb7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quet A=B1 à B9</text:p>
      <text:p text:style-name="P2">Paquet B=B10 à B18</text:p>
      <text:p text:style-name="P2">Paquet C=B19 à B27</text:p>
      <text:p text:style-name="P2"/>
      <text:p text:style-name="P1">- <text:span text:style-name="T1">Si A = B alors l’intrus <text:s/>est dans C. ( Énoncé) .</text:span></text:p>
      <text:p text:style-name="P2">-Si A&gt;B <text:span text:style-name="T2">ou A&lt;B . Nous allons donc comparé A et C.</text:span></text:p>
      <text:p text:style-name="P2"><text:tab/>- <text:span text:style-name="T2">Si A&gt;C ou A&lt;C alors l’intrus est dans A.</text:span></text:p>
      <text:p text:style-name="P2"><text:tab/><text:tab/><text:span text:style-name="T3">On divise A en 3: A1A2A3, A4A5A6, A7A8A9.</text:span></text:p>
      <text:p text:style-name="P2"><text:tab/><text:tab/><text:span text:style-name="T3">On compare le premier paquet de A ( A1A2A3) au deuxième paquet (A4A5A6)</text:span></text:p>
      <text:p text:style-name="P2"/>
      <text:p text:style-name="P2"><text:tab/><text:tab/><text:tab/><text:span text:style-name="T5">Si le premier paquet de A </text:span><text:span text:style-name="T7">(A1A2A3) </text:span><text:span text:style-name="T5">et le second </text:span><text:span text:style-name="T7">(A2A3A4)</text:span><text:span text:style-name="T5"> sont égaux alors l’intrus est dans le troisième paquet ( si=alors l’intrus est dans A7A8A9).</text:span></text:p>
      <text:p text:style-name="P2"><text:tab/><text:tab/><text:tab/><text:tab/><text:span text:style-name="T3">On compare alors A7-A8</text:span></text:p>
      <text:p text:style-name="P2"><text:tab/><text:tab/><text:tab/><text:tab/><text:tab/><text:span text:style-name="T3">si c’est égaux (=) alors l’intrus est A9</text:span></text:p>
      <text:p text:style-name="P2"><text:tab/><text:tab/><text:tab/><text:tab/><text:tab/><text:span text:style-name="T3">si A7 est plus petit que A8 (&lt;) alors l’intrus est A7</text:span></text:p>
      <text:p text:style-name="P2"><text:tab/><text:tab/><text:tab/><text:tab/><text:tab/><text:span text:style-name="T4">si A7 est plus grand que A8 (&gt;) alors l’intrus est A8</text:span></text:p>
      <text:p text:style-name="P2"><text:tab/><text:tab/><text:tab/><text:span text:style-name="T6">Si le premier paquet de A </text:span><text:span text:style-name="T7">(A1A2A3) </text:span><text:span text:style-name="T6">est plus petit que le second </text:span><text:span text:style-name="T7">(A4A5A6)</text:span><text:span text:style-name="T6"> alors l’intrus est dans le premier paquet (si &lt; alors l’intrus est dans A1A2A3).</text:span></text:p>
      <text:p text:style-name="P2"><text:tab/><text:tab/><text:tab/><text:tab/><text:span text:style-name="T4">On compare alors A1-A2</text:span></text:p>
      <text:p text:style-name="P2"><text:tab/><text:tab/><text:tab/><text:tab/><text:tab/><text:span text:style-name="T4">si c’est égaux (=) alors l’intrus est A3</text:span></text:p>
      <text:p text:style-name="P2"><text:tab/><text:tab/><text:tab/><text:tab/><text:tab/><text:span text:style-name="T4">si A1 est plus petit que A2(&lt;) alors l’intrus est A1</text:span></text:p>
      <text:p text:style-name="P2"><text:tab/><text:tab/><text:tab/><text:tab/><text:tab/><text:span text:style-name="T4">si A1 est plus grand que A2(&gt;) alors l’intrus est A2</text:span></text:p>
      <text:p text:style-name="P3"><text:tab/><text:tab/><text:tab/><text:span text:style-name="T6">Si le premier paquet de A(A1A2A3) est plus grand que le second (A4A5A6) alors l’intrus est dans le deuxième paquet (si&gt;alors l’intrus est dans A4A5A6).</text:span></text:p>
      <text:p text:style-name="P3"><text:span text:style-name="T4"><text:tab/><text:tab/><text:tab/><text:tab/>On compare alors A4-A5</text:span></text:p>
      <text:p text:style-name="P3"><text:span text:style-name="T4"><text:tab/><text:tab/><text:tab/><text:tab/><text:tab/>si c’est égaux (=) alors l’intrus est A6</text:span></text:p>
      <text:p text:style-name="P3"><text:span text:style-name="T4"><text:tab/><text:tab/><text:tab/><text:tab/><text:tab/>si A4 est plus petit que A5(&lt;) alors l’intrus est A4</text:span></text:p>
      <text:p text:style-name="P3"><text:span text:style-name="T4"><text:tab/><text:tab/><text:tab/><text:tab/><text:tab/>si A4 est plus grand que A5(&gt;) alors l’intrus est A5 </text:span></text:p>
      <text:p text:style-name="P3"/>
      <text:p text:style-name="P3">- <text:span text:style-name="T10">Si A = C alors l’intrus est dans B.</text:span></text:p>
      <text:p text:style-name="P3"><text:tab/><text:span text:style-name="T10"> O</text:span>n<text:span text:style-name="T10"> divise B en 3: B1B2B3, B4B5B6, B7B8B9.</text:span></text:p>
      <text:p text:style-name="P3"><text:span text:style-name="T10"><text:tab/>On compare le premier paquet de B(B1B2B3) au deuxième paquet (B4B5B6)</text:span></text:p>
      <text:p text:style-name="P3"><text:span text:style-name="T10"><text:tab/><text:tab/><text:tab/></text:span></text:p>
      <text:p text:style-name="P4"><text:span text:style-name="T10"><text:tab/><text:tab/><text:tab/></text:span><text:span text:style-name="T8">Si le premier paquet de B (B1B2B3) et le second (B4B5B6) sont égaux alors l’intrus est dans le troisième paquet (si=alors l’intrus est dans B7B8B9).</text:span></text:p>
      <text:p text:style-name="P4"><text:span text:style-name="T8"><text:tab/><text:tab/><text:tab/><text:tab/></text:span><text:span text:style-name="T11">On compare alors B7-B8</text:span></text:p>
      <text:p text:style-name="P4"><text:span text:style-name="T11"><text:tab/><text:tab/><text:tab/><text:tab/><text:tab/>si ils sont égaux (=) alors l’intrus est B9</text:span></text:p>
      <text:p text:style-name="P4"><text:span text:style-name="T11"><text:tab/><text:tab/><text:tab/><text:tab/><text:tab/>si B7 est plus petit que B8 (&lt;) alors l’intrus est B7</text:span></text:p>
      <text:p text:style-name="P4"><text:span text:style-name="T11"><text:tab/><text:tab/><text:tab/><text:tab/><text:tab/>si B7 est plus grand que B8 (&gt;) alors l’intrus est B8</text:span></text:p>
      <text:p text:style-name="P4"><text:span text:style-name="T11"><text:tab/><text:tab/><text:tab/></text:span><text:span text:style-name="T9">Si le premier paquet de B (B1B2B3) est plus petit que le second (B4B5B6) alors l’intrus est dans le premier paquet (si &lt; alors l’intrus est dans B1B2B3).</text:span></text:p>
      <text:p text:style-name="P4"><text:span text:style-name="T11"><text:tab/><text:tab/><text:tab/><text:tab/>On compare alors B1-B2</text:span></text:p>
      <text:p text:style-name="P4"><text:span text:style-name="T11"><text:tab/><text:tab/><text:tab/><text:tab/><text:tab/>si ils sont égaux (=) alors l’intrus est B3</text:span></text:p>
      <text:p text:style-name="P4"><text:span text:style-name="T11"><text:tab/><text:tab/><text:tab/><text:tab/><text:tab/>si B1 est plus petit que B2 (&lt;) alors l’intrus est B1</text:span></text:p>
      <text:p text:style-name="P4"><text:span text:style-name="T11"><text:tab/><text:tab/><text:tab/><text:tab/><text:tab/>si B1 est plus grand que B2 (&gt;) alors l’intrus B2</text:span></text:p>
      <text:p text:style-name="P4"><text:span text:style-name="T8"><text:s/><text:tab/><text:tab/><text:tab/></text:span><text:span text:style-name="T9">Si le premier paquet de B (B1B2B3) est plus grand que le second (B4B5B6) alors l’intrus est dans le deuxième paquet (si &gt;alors l’intrus est dans B4B5B6).</text:span></text:p>
      <text:p text:style-name="P4"><text:span text:style-name="T9"><text:tab/><text:tab/><text:tab/><text:tab/></text:span><text:span text:style-name="T11">On compare alors B4-B5</text:span></text:p>
      <text:p text:style-name="P4"><text:span text:style-name="T11"><text:tab/><text:tab/><text:tab/><text:tab/><text:tab/>si ils sont égaux (=) alors l’intrus est B6</text:span></text:p>
      <text:p text:style-name="P4"><text:span text:style-name="T11"><text:tab/><text:tab/><text:tab/><text:tab/><text:tab/>si B4 est plus petit que B5 (&lt;) alors l’intrus est B4</text:span></text:p>
      <text:p text:style-name="P4"><text:span text:style-name="T11"><text:tab/><text:tab/><text:tab/><text:tab/><text:tab/>si B4 est plus grand que B5 (&gt;) alors l’intrus est B5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05:29.666790593</meta:creation-date>
    <dc:date>2017-04-19T22:51:25.671419681</dc:date>
    <meta:editing-duration>PT7M1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2" meta:word-count="470" meta:character-count="2513" meta:non-whitespace-character-count="1938"/>
  </office:meta>
</office:document-meta>
</file>